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oppingcar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hopping_cart_id 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6" meta:object-count="0"/>
    <meta:generator>LibreOffice/7.3.1.3$Linux_X86_64 LibreOffice_project/30$Build-3</meta:generator>
  </office:meta>
</office:document-meta>
</file>